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 style:list-style-name="L16"/>
    <style:style style:name="P15" style:family="paragraph" style:parent-style-name="Text_20_body" style:list-style-name="L17"/>
    <style:style style:name="P16" style:family="paragraph" style:parent-style-name="Text_20_body" style:list-style-name="L18"/>
    <style:style style:name="P17" style:family="paragraph" style:parent-style-name="Text_20_body" style:list-style-name="L19"/>
    <style:style style:name="P18" style:family="paragraph" style:parent-style-name="Text_20_body" style:list-style-name="L20"/>
    <style:style style:name="P19" style:family="paragraph" style:parent-style-name="Text_20_body" style:list-style-name="L21"/>
    <style:style style:name="P20" style:family="paragraph" style:parent-style-name="Text_20_body" style:list-style-name="L22"/>
    <style:style style:name="P21" style:family="paragraph" style:parent-style-name="Text_20_body" style:list-style-name="L23"/>
    <style:style style:name="P22" style:family="paragraph" style:parent-style-name="Text_20_body" style:list-style-name="L24"/>
    <style:style style:name="P23" style:family="paragraph" style:parent-style-name="Text_20_body" style:list-style-name="L25"/>
    <style:style style:name="P24" style:family="paragraph" style:parent-style-name="Text_20_body" style:list-style-name="L26"/>
    <style:style style:name="P25" style:family="paragraph" style:parent-style-name="Text_20_body" style:list-style-name="L27"/>
    <style:style style:name="P26" style:family="paragraph" style:parent-style-name="Text_20_body" style:list-style-name="L28"/>
    <style:style style:name="P27" style:family="paragraph" style:parent-style-name="Text_20_body" style:list-style-name="L29"/>
    <style:style style:name="P28" style:family="paragraph" style:parent-style-name="Text_20_body" style:list-style-name="L30"/>
    <style:style style:name="P29" style:family="paragraph" style:parent-style-name="Text_20_body" style:list-style-name="L31"/>
    <style:style style:name="P30" style:family="paragraph" style:parent-style-name="Text_20_body">
      <style:paragraph-properties fo:margin-top="0cm" fo:margin-bottom="0cm" loext:contextual-spacing="false"/>
    </style:style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P32" style:family="paragraph" style:parent-style-name="Text_20_body" style:list-style-name="L9">
      <style:paragraph-properties fo:margin-top="0cm" fo:margin-bottom="0cm" loext:contextual-spacing="false"/>
    </style:style>
    <style:style style:name="P33" style:family="paragraph" style:parent-style-name="Text_20_body" style:list-style-name="L10">
      <style:paragraph-properties fo:margin-top="0cm" fo:margin-bottom="0cm" loext:contextual-spacing="false"/>
    </style:style>
    <style:style style:name="P34" style:family="paragraph" style:parent-style-name="Text_20_body" style:list-style-name="L11">
      <style:paragraph-properties fo:margin-top="0cm" fo:margin-bottom="0cm" loext:contextual-spacing="false"/>
    </style:style>
    <style:style style:name="P35" style:family="paragraph" style:parent-style-name="Text_20_body" style:list-style-name="L15">
      <style:paragraph-properties fo:margin-top="0cm" fo:margin-bottom="0cm" loext:contextual-spacing="false"/>
    </style:style>
    <style:style style:name="P36" style:family="paragraph" style:parent-style-name="Text_20_body" style:list-style-name="L17">
      <style:paragraph-properties fo:margin-top="0cm" fo:margin-bottom="0cm" loext:contextual-spacing="false"/>
    </style:style>
    <style:style style:name="P37" style:family="paragraph" style:parent-style-name="Text_20_body" style:list-style-name="L19">
      <style:paragraph-properties fo:margin-top="0cm" fo:margin-bottom="0cm" loext:contextual-spacing="false"/>
    </style:style>
    <style:style style:name="P38" style:family="paragraph" style:parent-style-name="Text_20_body" style:list-style-name="L20">
      <style:paragraph-properties fo:margin-top="0cm" fo:margin-bottom="0cm" loext:contextual-spacing="false"/>
    </style:style>
    <style:style style:name="P39" style:family="paragraph" style:parent-style-name="Text_20_body" style:list-style-name="L22">
      <style:paragraph-properties fo:margin-top="0cm" fo:margin-bottom="0cm" loext:contextual-spacing="false"/>
    </style:style>
    <style:style style:name="P40" style:family="paragraph" style:parent-style-name="Text_20_body" style:list-style-name="L27">
      <style:paragraph-properties fo:margin-top="0cm" fo:margin-bottom="0cm" loext:contextual-spacing="false"/>
    </style:style>
    <style:style style:name="P41" style:family="paragraph" style:parent-style-name="Text_20_body" style:list-style-name="L30">
      <style:paragraph-properties fo:margin-top="0cm" fo:margin-bottom="0cm" loext:contextual-spacing="false"/>
    </style:style>
    <style:style style:name="P42" style:family="paragraph" style:parent-style-name="Text_20_body" style:list-style-name="L31">
      <style:paragraph-properties fo:margin-top="0cm" fo:margin-bottom="0cm" loext:contextual-spacing="false"/>
    </style:style>
    <style:style style:name="P43" style:family="paragraph" style:parent-style-name="Standard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Programmation_Orientee_Objet_PHP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Programmation_Orientee_Objet_PHP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section text:style-name="Sect1" text:name="readme">
          <text:h text:style-name="Heading_20_1" text:outline-level="1"><text:bookmark text:name="user-content-programmation-orientée-objet"/>Programmation orientée objet</text:h>
          <text:h text:style-name="Heading_20_2" text:outline-level="2"><text:bookmark text:name="user-content-définitions"/>Définitions</text:h>
          <text:list xml:id="list1449582307" text:style-name="L9">
            <text:list-item>
              <text:p text:style-name="P32"><text:span text:style-name="Strong_20_Emphasis">Classe</text:span> = Entité regroupant des attributs (variables) et des méthodes (fonctions) </text:p>
            </text:list-item>
            <text:list-item>
              <text:p text:style-name="P32"><text:span text:style-name="Strong_20_Emphasis">Instance</text:span> = objet créée à partir d'une classe </text:p>
            </text:list-item>
            <text:list-item>
              <text:p text:style-name="P32"><text:span text:style-name="Strong_20_Emphasis">Attribut</text:span> = Variable </text:p>
            </text:list-item>
            <text:list-item>
              <text:p text:style-name="P7"><text:span text:style-name="Strong_20_Emphasis">Méthode</text:span> = Fonction </text:p>
            </text:list-item>
          </text:list>
          <text:h text:style-name="Heading_20_2" text:outline-level="2"><text:bookmark text:name="user-content-visibilité-dun-attribut-ou-dune-méthode"/>Visibilité d'un attribut ou d'une méthode</text:h>
          <text:p text:style-name="Text_20_body">La visibilité d'un attribut ou d'une méthode indique à partir d'où on peut y avoir accès.</text:p>
          <text:list xml:id="list617875413" text:style-name="L10">
            <text:list-item>
              <text:p text:style-name="P33"><text:span text:style-name="Strong_20_Emphasis">Public</text:span> = accessible partout </text:p>
            </text:list-item>
            <text:list-item>
              <text:p text:style-name="P33"><text:span text:style-name="Strong_20_Emphasis">Protected</text:span> = accessible par la classe et ses enfants uniquement </text:p>
            </text:list-item>
            <text:list-item>
              <text:p text:style-name="P8"><text:span text:style-name="Strong_20_Emphasis">Private</text:span> = accessible par la classe uniquement </text:p>
            </text:list-item>
          </text:list>
          <text:p text:style-name="Text_20_body"><text:span text:style-name="Emphasis">Exemple :</text:span></text:p>
          <text:p text:style-name="Preformatted_20_Text">&lt;?php </text:p>
          <text:p text:style-name="Preformatted_20_Text"><text:s text:c="8"/>class Personne </text:p>
          <text:p text:style-name="Preformatted_20_Text"><text:s text:c="8"/>{</text:p>
          <text:p text:style-name="Preformatted_20_Text"><text:s text:c="16"/>public $nom ;</text:p>
          <text:p text:style-name="Preformatted_20_Text"><text:s text:c="16"/>protected $prenom ;</text:p>
          <text:p text:style-name="Preformatted_20_Text"><text:s text:c="16"/>private $_age ; </text:p>
          <text:p text:style-name="Preformatted_20_Text"><text:s text:c="8"/>}</text:p>
          <text:p text:style-name="Preformatted_20_Text"/>
          <text:p text:style-name="Preformatted_20_Text"><text:s text:c="8"/>$toto = new Personne() ; </text:p>
          <text:p text:style-name="Preformatted_20_Text"/>
          <text:p text:style-name="Preformatted_20_Text"><text:s text:c="8"/>// Fonctionne car l'attribut est public</text:p>
          <text:p text:style-name="P1"><text:s text:c="8"/>$toto-&gt;nom ;</text:p>
          <text:h text:style-name="Heading_20_2" text:outline-level="2"><text:bookmark text:name="user-content-syntaxes"/>Syntaxes</text:h>
          <text:p text:style-name="Text_20_body">La notation PEAR indique les conventions suviantes :</text:p>
          <text:list xml:id="list3736547955" text:style-name="L11">
            <text:list-item>
              <text:p text:style-name="P34">Attribut ou méthode <text:span text:style-name="Strong_20_Emphasis">privé</text:span> précédé d'un "_" : $_attribut </text:p>
            </text:list-item>
            <text:list-item>
              <text:p text:style-name="P9">Le <text:span text:style-name="Strong_20_Emphasis">nom</text:span> d'une <text:span text:style-name="Strong_20_Emphasis">classe</text:span> commence par une <text:span text:style-name="Strong_20_Emphasis">majuscule</text:span> </text:p>
            </text:list-item>
          </text:list>
          <text:h text:style-name="Heading_20_3" text:outline-level="3"><text:bookmark text:name="user-content-créer-une-classe-avec-des-attributs-et-des-méthodes"/>Créer une classe avec des attributs et des méthodes</text:h>
          <text:p text:style-name="Preformatted_20_Text">&lt;?php</text:p>
          <text:p text:style-name="Preformatted_20_Text"><text:s text:c="8"/>class NomClasse</text:p>
          <text:p text:style-name="Preformatted_20_Text"><text:s text:c="8"/>{</text:p>
          <text:p text:style-name="Preformatted_20_Text"><text:s text:c="16"/>private $_attribut = 5;</text:p>
          <text:p text:style-name="Preformatted_20_Text"><text:s text:c="16"/>protected $attribut = "toto";</text:p>
          <text:p text:style-name="Preformatted_20_Text"><text:s text:c="16"/>public $attribut = "bonjour"; <text:s text:c="2"/></text:p>
          <text:p text:style-name="Preformatted_20_Text"/>
          <text:p text:style-name="Preformatted_20_Text"><text:s text:c="16"/>public function nomFonction(paramètre) <text:s/>// Méthode</text:p>
          <text:p text:style-name="Preformatted_20_Text"><text:s text:c="16"/>{</text:p>
          <text:p text:style-name="Preformatted_20_Text"><text:s text:c="24"/>//...</text:p>
          <text:p text:style-name="Preformatted_20_Text"><text:s text:c="16"/>}</text:p>
          <text:p text:style-name="P1"><text:s text:c="8"/>}</text:p>
          <text:h text:style-name="Heading_20_3" text:outline-level="3"><text:bookmark text:name="user-content-créer-une-instance"/><text:soft-page-break/>Créer une instance</text:h>
          <text:p text:style-name="Preformatted_20_Text">&lt;?php</text:p>
          <text:p text:style-name="P1"><text:s text:c="8"/>$variable = new NomClasse() ; </text:p>
          <text:h text:style-name="Heading_20_3" text:outline-level="3"><text:bookmark text:name="user-content-appeler-une-méthode-de-lobjet"/>Appeler une méthode de l'objet</text:h>
          <text:list xml:id="list3463431879" text:style-name="L12">
            <text:list-item>
              <text:p text:style-name="P10">Utiliser l'opérateur "-&gt;" : <text:span text:style-name="Strong_20_Emphasis">objet -&gt; méthode();</text:span> </text:p>
            </text:list-item>
          </text:list>
          <text:p text:style-name="Preformatted_20_Text">&lt;?php</text:p>
          <text:p text:style-name="P1"><text:s text:c="8"/>$objet-&gt;methode() ; </text:p>
          <text:h text:style-name="Heading_20_2" text:outline-level="2"><text:bookmark text:name="user-content-getter--afficher-un-attribut"/>Getter : afficher un attribut</text:h>
          <text:list xml:id="list5854338" text:style-name="L13">
            <text:list-item>
              <text:p text:style-name="P11">Getter : méthode dans la classe permettant d'afficher un attribut (porte le <text:span text:style-name="Strong_20_Emphasis">nom de l'attribut</text:span>) </text:p>
            </text:list-item>
          </text:list>
          <text:p text:style-name="Preformatted_20_Text">&lt;?php </text:p>
          <text:p text:style-name="Preformatted_20_Text"><text:s text:c="8"/>class Personne </text:p>
          <text:p text:style-name="Preformatted_20_Text"><text:s text:c="8"/>{</text:p>
          <text:p text:style-name="Preformatted_20_Text"><text:s text:c="16"/>public function nomAttribut()</text:p>
          <text:p text:style-name="Preformatted_20_Text"><text:s text:c="16"/>{</text:p>
          <text:p text:style-name="Preformatted_20_Text"><text:s text:c="24"/>return $this-&gt;nom ;</text:p>
          <text:p text:style-name="Preformatted_20_Text"><text:s text:c="16"/>}</text:p>
          <text:p text:style-name="Preformatted_20_Text"><text:s text:c="8"/>}</text:p>
          <text:p text:style-name="Preformatted_20_Text"><text:s text:c="8"/>$toto = new Personne() ; </text:p>
          <text:p text:style-name="P1"><text:s text:c="8"/>echo $toto-&gt;nom() ; //affiche le nom</text:p>
          <text:h text:style-name="Heading_20_2" text:outline-level="2"><text:bookmark text:name="user-content-setter--modifier-un-attribut"/>Setter : modifier un attribut</text:h>
          <text:list xml:id="list4165154998" text:style-name="L14">
            <text:list-item>
              <text:p text:style-name="P12">Setter : permet de gérer la modification un attribut (<text:span text:style-name="Strong_20_Emphasis">porte le nom : setAttribut</text:span>) </text:p>
            </text:list-item>
          </text:list>
          <text:p text:style-name="Preformatted_20_Text">&lt;?php </text:p>
          <text:p text:style-name="Preformatted_20_Text"><text:s text:c="8"/>class Personne </text:p>
          <text:p text:style-name="Preformatted_20_Text"><text:s text:c="8"/>{</text:p>
          <text:p text:style-name="Preformatted_20_Text"><text:s text:c="16"/>public function setNom($name)</text:p>
          <text:p text:style-name="Preformatted_20_Text"><text:s text:c="16"/>{</text:p>
          <text:p text:style-name="Preformatted_20_Text"><text:s text:c="24"/>$this-&gt;nom = $name ;</text:p>
          <text:p text:style-name="Preformatted_20_Text"><text:s text:c="16"/>}</text:p>
          <text:p text:style-name="Preformatted_20_Text"><text:s text:c="8"/>}</text:p>
          <text:p text:style-name="Preformatted_20_Text"><text:s text:c="8"/>$toto = new Personne() ; </text:p>
          <text:p text:style-name="P1"><text:s text:c="8"/>$toto-&gt;setNom('Dupont') ; // Modifie l'attribut "nom" de l'objet $toto par "Dupont"</text:p>
          <text:h text:style-name="Heading_20_2" text:outline-level="2"><text:bookmark text:name="user-content-constructeur"/>Constructeur</text:h>
          <text:list xml:id="list1810827065" text:style-name="L15">
            <text:list-item>
              <text:p text:style-name="P35">Permet de structurer la création d'une instance, en par exemple pré-remplissant les champs souhaités </text:p>
            </text:list-item>
            <text:list-item>
              <text:p text:style-name="P13">Lors d'une instanciation, le constructeur est automatiquement appelé </text:p>
            </text:list-item>
          </text:list>
          <text:p text:style-name="Preformatted_20_Text">&lt;?php </text:p>
          <text:p text:style-name="Preformatted_20_Text"><text:s text:c="8"/>class Personne </text:p>
          <text:p text:style-name="Preformatted_20_Text"><text:s text:c="8"/>{</text:p>
          <text:p text:style-name="Preformatted_20_Text"><text:s text:c="16"/>public function __construct($name)</text:p>
          <text:p text:style-name="Preformatted_20_Text"><text:s text:c="16"/>{</text:p>
          <text:p text:style-name="Preformatted_20_Text"><text:s text:c="24"/>$this-&gt;nom = $name ;</text:p>
          <text:p text:style-name="Preformatted_20_Text"><text:s text:c="16"/>}</text:p>
          <text:p text:style-name="Preformatted_20_Text"><text:s text:c="8"/>}</text:p>
          <text:p text:style-name="P1"><text:soft-page-break/><text:s text:c="8"/>$toto = new Personne("Dupont") ; Crée l'instance $toto avec pour attribut Nom = "Dupont"</text:p>
          <text:h text:style-name="Heading_20_2" text:outline-level="2"><text:bookmark text:name="user-content-this--accéder-à-un-attribut-dans-une-méthode"/>$this : accéder à un attribut dans une méthode</text:h>
          <text:list xml:id="list1357767883" text:style-name="L16">
            <text:list-item>
              <text:p text:style-name="P14">Permet à la méthode de connaître l'attribut qui est dans sa classe (peu importe sa visibilité) </text:p>
            </text:list-item>
          </text:list>
          <text:p text:style-name="Preformatted_20_Text">&lt;?php </text:p>
          <text:p text:style-name="Preformatted_20_Text"><text:s text:c="8"/>class NomClasse </text:p>
          <text:p text:style-name="Preformatted_20_Text"><text:s text:c="8"/>{</text:p>
          <text:p text:style-name="Preformatted_20_Text"><text:s text:c="16"/>protected $attribut = "chainedecaractères" ;</text:p>
          <text:p text:style-name="Preformatted_20_Text"/>
          <text:p text:style-name="Preformatted_20_Text"><text:s text:c="16"/>public function __construct($parametre)</text:p>
          <text:p text:style-name="Preformatted_20_Text"><text:s text:c="16"/>{</text:p>
          <text:p text:style-name="Preformatted_20_Text"><text:s text:c="24"/>$this-&gt;attribut = $parametre ;</text:p>
          <text:p text:style-name="Preformatted_20_Text"><text:s text:c="16"/>}</text:p>
          <text:p text:style-name="Preformatted_20_Text"><text:s text:c="8"/>}</text:p>
          <text:p text:style-name="Preformatted_20_Text"/>
          <text:p text:style-name="P1"><text:s text:c="8"/>$instance = new NomClasse("parametre") ; // Crée l'instance avec comme valeur de $attribut = $parametre</text:p>
          <text:h text:style-name="Heading_20_3" text:outline-level="3"><text:bookmark text:name="user-content-implémenter-dautres-méthodes"/>Implémenter d'autres méthodes</text:h>
          <text:p text:style-name="Text_20_body"><text:span text:style-name="Strong_20_Emphasis">Interaction entre les objets</text:span> : par exemple, nous voulons une méthode frapper() qui inflige des dégâts à un autre joueur (un autre objet).</text:p>
          <text:p text:style-name="Preformatted_20_Text">&lt;?php</text:p>
          <text:p text:style-name="Preformatted_20_Text">class Personnage</text:p>
          <text:p text:style-name="Preformatted_20_Text">{</text:p>
          <text:p text:style-name="Preformatted_20_Text"><text:s text:c="2"/>private $_degats; // Les dégâts du personnage.</text:p>
          <text:p text:style-name="Preformatted_20_Text"><text:s text:c="2"/>private $_experience; // L'expérience du personnage.</text:p>
          <text:p text:style-name="Preformatted_20_Text"><text:s text:c="2"/>private $_force; // La force du personnage (plus elle est grande, plus l'attaque est puissante).</text:p>
          <text:p text:style-name="Preformatted_20_Text"><text:s text:c="8"/></text:p>
          <text:p text:style-name="Preformatted_20_Text"><text:s text:c="2"/>public function frapper($persoAFrapper)</text:p>
          <text:p text:style-name="Preformatted_20_Text"><text:s text:c="2"/>{</text:p>
          <text:p text:style-name="Preformatted_20_Text"><text:s text:c="4"/>$persoAFrapper-&gt;_degats += $this-&gt;_force;</text:p>
          <text:p text:style-name="Preformatted_20_Text"><text:s text:c="2"/>}</text:p>
          <text:p text:style-name="Preformatted_20_Text"><text:s text:c="8"/></text:p>
          <text:p text:style-name="Preformatted_20_Text"><text:s text:c="2"/>public function gagnerExperience()</text:p>
          <text:p text:style-name="Preformatted_20_Text"><text:s text:c="2"/>{</text:p>
          <text:p text:style-name="Preformatted_20_Text"><text:s text:c="4"/>// On ajoute 1 à notre attribut $_experience.</text:p>
          <text:p text:style-name="Preformatted_20_Text"><text:s text:c="4"/>$this-&gt;_experience = $this-&gt;_experience + 1;</text:p>
          <text:p text:style-name="Preformatted_20_Text"><text:s text:c="2"/>}</text:p>
          <text:p text:style-name="P1">}</text:p>
          <text:p text:style-name="Text_20_body">Descriptions :</text:p>
          <text:list xml:id="list2894137419" text:style-name="L17">
            <text:list-item>
              <text:p text:style-name="P36">"$personAFrapper-&gt;degats" : on veut assigner une nouvelle valeur à l'attribut "$degats" du personnage à frapper </text:p>
            </text:list-item>
            <text:list-item>
              <text:p text:style-name="P15">"+= $this-&gt;force" : on donne la valeur que l'on souhaite assigner, on ajouter au dégat du perso2 la force du perso1 ($this). </text:p>
            </text:list-item>
          </text:list>
          <text:h text:style-name="Heading_20_3" text:outline-level="3"><text:bookmark text:name="user-content-exiger-des-objets-en-paramètre"/>Exiger des objets en paramètre</text:h>
          <text:p text:style-name="Text_20_body">Il est possible dans une <text:span text:style-name="Strong_20_Emphasis">méthode d'exiger en paramètre un objet</text:span> : nomfonction(nomClasse $paramètre)</text:p>
          <text:p text:style-name="Text_20_body"><text:soft-page-break/>Par exemple, nous voulons que la fonction "frapper" est en paramètre uniquement une instance de Personnage. C'est à dire un objet de la classe Personnage.</text:p>
          <text:p text:style-name="Preformatted_20_Text">&lt;?php</text:p>
          <text:p text:style-name="Preformatted_20_Text">class Personnage</text:p>
          <text:p text:style-name="Preformatted_20_Text">{</text:p>
          <text:p text:style-name="Preformatted_20_Text"><text:s text:c="2"/>// …</text:p>
          <text:p text:style-name="Preformatted_20_Text"/>
          <text:p text:style-name="Preformatted_20_Text"><text:s text:c="2"/>public function frapper(Personnage $persoAFrapper)</text:p>
          <text:p text:style-name="Preformatted_20_Text"><text:s text:c="2"/>{</text:p>
          <text:p text:style-name="Preformatted_20_Text"><text:s text:c="4"/>// …</text:p>
          <text:p text:style-name="Preformatted_20_Text"><text:s text:c="2"/>}</text:p>
          <text:p text:style-name="P1">}</text:p>
          <text:h text:style-name="Heading_20_2" text:outline-level="2"><text:bookmark text:name="user-content-lopérateur-de-résolution-de-portée"/>L'opérateur de résolution de portée</text:h>
          <text:p text:style-name="Text_20_body">L'opérateur de résolution de portée '<text:span text:style-name="Strong_20_Emphasis">::</text:span>', appelé "double deux points" est utilisé pour <text:span text:style-name="Strong_20_Emphasis">appeler des éléments appartement à telle classe et non à tel objet</text:span>.</text:p>
          <text:list xml:id="list3171468524" text:style-name="L18">
            <text:list-item>
              <text:p text:style-name="P16"><text:span text:style-name="Strong_20_Emphasis">Eléments statiques</text:span> : attributs et méthodes appartenant à la classe</text:p>
            </text:list-item>
            <text:list-item>
              <text:p text:style-name="P16"><text:span text:style-name="Strong_20_Emphasis">Constantes de classe</text:span> : attribut dont la valeur est constante</text:p>
            </text:list-item>
          </text:list>
          <text:h text:style-name="Heading_20_3" text:outline-level="3"><text:bookmark text:name="user-content-constantes-de-classe"/>Constantes de classe</text:h>
          <text:p text:style-name="Text_20_body">A noter : une <text:span text:style-name="Strong_20_Emphasis">constante de prend pas de "$"</text:span> devant son nom et est <text:span text:style-name="Strong_20_Emphasis">en majuscule</text:span></text:p>
          <text:p text:style-name="Text_20_body"><text:span text:style-name="Strong_20_Emphasis">Pour accèder à une constante : NomClasse::Nom_Constante</text:span></text:p>
          <text:p text:style-name="Text_20_body"><text:span text:style-name="Emphasis">Exemple :</text:span></text:p>
          <text:p text:style-name="Preformatted_20_Text">&lt;?php</text:p>
          <text:p text:style-name="Preformatted_20_Text"><text:s text:c="8"/>class Personnage</text:p>
          <text:p text:style-name="Preformatted_20_Text"><text:s text:c="8"/>{</text:p>
          <text:p text:style-name="Preformatted_20_Text"><text:s text:c="10"/>private $_force;</text:p>
          <text:p text:style-name="Preformatted_20_Text"><text:s text:c="10"/></text:p>
          <text:p text:style-name="Preformatted_20_Text"><text:s text:c="10"/>// Déclarations des constantes en rapport avec la force.</text:p>
          <text:p text:style-name="Preformatted_20_Text"/>
          <text:p text:style-name="Preformatted_20_Text"><text:s text:c="10"/>const FORCE_PETITE = 20;</text:p>
          <text:p text:style-name="Preformatted_20_Text"><text:s text:c="10"/>const FORCE_MOYENNE = 50;</text:p>
          <text:p text:style-name="Preformatted_20_Text"><text:s text:c="10"/>const FORCE_GRANDE = 80;</text:p>
          <text:p text:style-name="Preformatted_20_Text"/>
          <text:p text:style-name="Preformatted_20_Text"><text:s text:c="10"/>public function __construct($forceInitiale)</text:p>
          <text:p text:style-name="Preformatted_20_Text"><text:s text:c="10"/>{</text:p>
          <text:p text:style-name="Preformatted_20_Text"><text:s text:c="12"/>// N'oubliez pas qu'il faut assigner la valeur d'un attribut uniquement depuis son setter !</text:p>
          <text:p text:style-name="Preformatted_20_Text"><text:s text:c="12"/>$this-&gt;setForce($forceInitiale);</text:p>
          <text:p text:style-name="Preformatted_20_Text"><text:s text:c="10"/>}</text:p>
          <text:p text:style-name="Preformatted_20_Text"/>
          <text:p text:style-name="Preformatted_20_Text"><text:s text:c="10"/>public function setForce($force)</text:p>
          <text:p text:style-name="Preformatted_20_Text"><text:s text:c="10"/>{</text:p>
          <text:p text:style-name="Preformatted_20_Text"><text:s text:c="12"/>// On vérifie qu'on nous donne bien soit une « FORCE_PETITE », soit une « FORCE_MOYENNE », soit une « FORCE_GRANDE »</text:p>
          <text:p text:style-name="Preformatted_20_Text"/>
          <text:p text:style-name="Preformatted_20_Text"><text:s text:c="12"/>if (in_array($force, [self::FORCE_PETITE, self::FORCE_MOYENNE, self::FORCE_GRANDE]))</text:p>
          <text:p text:style-name="Preformatted_20_Text"><text:s text:c="12"/>{</text:p>
          <text:p text:style-name="Preformatted_20_Text"><text:s text:c="14"/>$this-&gt;_force = $force;</text:p>
          <text:p text:style-name="Preformatted_20_Text"><text:s text:c="12"/>}</text:p>
          <text:p text:style-name="Preformatted_20_Text"><text:s text:c="10"/>}</text:p>
          <text:p text:style-name="Preformatted_20_Text"><text:soft-page-break/><text:s text:c="8"/>}</text:p>
          <text:p text:style-name="Preformatted_20_Text"/>
          <text:p text:style-name="Preformatted_20_Text"><text:s text:c="8"/>//création du personnage avec une force moyenne</text:p>
          <text:p text:style-name="P1"><text:s text:c="8"/>$perso = new Personnage(Personnage::FORCE_MOYENNE);</text:p>
          <text:p text:style-name="Text_20_body"><text:span text:style-name="Strong_20_Emphasis">self::FORCE_PETITE</text:span> : fait appel à la classe elle-même</text:p>
          <text:h text:style-name="Heading_20_3" text:outline-level="3"><text:bookmark text:name="user-content-les-attributs-et-méthodes-statiques"/>Les attributs et méthodes statiques</text:h>
          <text:h text:style-name="Heading_20_4" text:outline-level="4"><text:bookmark text:name="user-content-les-méthodes-statiques"/>Les méthodes statiques</text:h>
          <text:p text:style-name="Text_20_body">Les méthodes statiques sont faites pour <text:span text:style-name="Strong_20_Emphasis">agir sur une classe et non sur un objet</text:span>. La méthode ne doit donc pas utiliser $this.</text:p>
          <text:list xml:id="list3013430049" text:style-name="L19">
            <text:list-item>
              <text:p text:style-name="P37"><text:span text:style-name="Strong_20_Emphasis">Syntaxe de création : public static function nomFonction() {}</text:span> </text:p>
            </text:list-item>
            <text:list-item>
              <text:p text:style-name="P17"><text:span text:style-name="Strong_20_Emphasis">Syntaxe d'appel : Classe::nomFonction();</text:span> </text:p>
            </text:list-item>
          </text:list>
          <text:p text:style-name="Text_20_body"><text:span text:style-name="Emphasis">Exemple :</text:span></text:p>
          <text:p text:style-name="Preformatted_20_Text">&lt;?php </text:p>
          <text:p text:style-name="Preformatted_20_Text"><text:s text:c="8"/>public static function parler()</text:p>
          <text:p text:style-name="Preformatted_20_Text"><text:s text:c="8"/>{</text:p>
          <text:p text:style-name="Preformatted_20_Text"><text:s text:c="8"/>echo 'Je vais tous vous tuer !';</text:p>
          <text:p text:style-name="P1"><text:s text:c="8"/>}</text:p>
          <text:h text:style-name="Heading_20_4" text:outline-level="4"><text:bookmark text:name="user-content-les-attributs-statiques"/>Les attributs statiques</text:h>
          <text:p text:style-name="Text_20_body">Le principe est le même, c'est-à-dire qu'un attribut statique <text:span text:style-name="Strong_20_Emphasis">appartient à la classe et non à un objet</text:span>. Ainsi, <text:span text:style-name="Strong_20_Emphasis">tous les objets auront accès à cet attribut et cet attribut aura la même valeur pour tous les objets</text:span>.</text:p>
          <text:list xml:id="list895759973" text:style-name="L20">
            <text:list-item>
              <text:p text:style-name="P38"><text:span text:style-name="Strong_20_Emphasis">Syntaxe de création : private static $_nomAttribut ;</text:span> </text:p>
            </text:list-item>
            <text:list-item>
              <text:p text:style-name="P18"><text:span text:style-name="Strong_20_Emphasis">Syntaxe d'appel dans une méthode : self::$_nomAttribut ;</text:span> </text:p>
            </text:list-item>
          </text:list>
          <text:h text:style-name="Heading_20_2" text:outline-level="2"><text:bookmark text:name="user-content-manipulation-de-données-stockées"/>Manipulation de données stockées</text:h>
          <text:list xml:id="list2548455855" text:style-name="L21">
            <text:list-item>
              <text:p text:style-name="P19">Etape 1 : créer une classe avec comme attributs les champs de la BDD</text:p>
            </text:list-item>
            <text:list-item>
              <text:p text:style-name="P19">Etape 2 : créer les getter et les setter pour ces attributs</text:p>
            </text:list-item>
          </text:list>
          <text:h text:style-name="Heading_20_3" text:outline-level="3"><text:bookmark text:name="user-content-lhydratation"/>L'hydratation</text:h>
          <text:h text:style-name="Heading_20_2" text:outline-level="2"><text:bookmark text:name="user-content-lhéritage"/>L'héritage</text:h>
          <text:p text:style-name="Text_20_body">Lorsque la classe B (l'enfant) hérite de la classe A (le parent), la classe B <text:span text:style-name="Strong_20_Emphasis">hérite de l'ensemble des attributs et méthodes publiques</text:span> de la classe A.</text:p>
          <text:p text:style-name="Text_20_body">Les attributs étant en général privés, la classe B héritera uniquement des méthodes publiques.</text:p>
          <text:p text:style-name="Text_20_body">Il faut procéder à un héritage quand on peut dire que B est un A (ex : un chien est un aniaml).</text:p>
          <text:h text:style-name="Heading_20_3" text:outline-level="3"><text:bookmark text:name="user-content-procéder-à-un-héritage--extends"/>Procéder à un héritage : extends</text:h>
          <text:p text:style-name="Preformatted_20_Text">&lt;?php </text:p>
          <text:p text:style-name="Preformatted_20_Text"><text:s text:c="8"/>class Personnage</text:p>
          <text:p text:style-name="Preformatted_20_Text"><text:soft-page-break/><text:s text:c="8"/>{</text:p>
          <text:p text:style-name="Preformatted_20_Text"><text:s text:c="8"/></text:p>
          <text:p text:style-name="Preformatted_20_Text"><text:s text:c="8"/>}</text:p>
          <text:p text:style-name="Preformatted_20_Text"/>
          <text:p text:style-name="Preformatted_20_Text"><text:s text:c="8"/>class Magicien extends Personnage <text:s text:c="3"/>// Magicien hérité des attributs et méthodes publiques de Personnage</text:p>
          <text:p text:style-name="Preformatted_20_Text"><text:s text:c="8"/>{</text:p>
          <text:p text:style-name="Preformatted_20_Text"/>
          <text:p text:style-name="P1"><text:s text:c="8"/>}</text:p>
          <text:p text:style-name="Text_20_body">Chaque classe peut créer des attributs et méthodes qui lui seront propres, en plus des attributs et méthodes hérités.</text:p>
          <text:p text:style-name="Text_20_body"><text:span text:style-name="Emphasis">Si vous essayez d'accéder à un attribut privé de la classe parente, aucune erreur fatale ne s'affichera, seulement une notice si vous les avez activées disant que l'attribut n'existe pas.</text:span></text:p>
          <text:h text:style-name="Heading_20_3" text:outline-level="3"><text:bookmark text:name="user-content-redéfinir-les-méthodes--parent"/>Redéfinir les méthodes : parent::</text:h>
          <text:p text:style-name="Text_20_body">Il est <text:span text:style-name="Strong_20_Emphasis">possible de réécrire les méthodes</text:span> de la classe Parent dans la classe Enfant.</text:p>
          <text:p text:style-name="Text_20_body">Il suffit d'appeler la méthode parente avec : <text:span text:style-name="Strong_20_Emphasis">parent::méthodeAAppeler();</text:span></text:p>
          <text:p text:style-name="Text_20_body"><text:span text:style-name="Emphasis">Exemple</text:span></text:p>
          <text:p text:style-name="Preformatted_20_Text">&lt;?php </text:p>
          <text:p text:style-name="Preformatted_20_Text"><text:s text:c="8"/>public function gagnerExperience()</text:p>
          <text:p text:style-name="Preformatted_20_Text"><text:s text:c="8"/>{</text:p>
          <text:p text:style-name="Preformatted_20_Text"><text:s text:c="16"/>parent::gagnerExpercience(); <text:s/>//On appelle la méthode gagnerExperience de la classe parente</text:p>
          <text:p text:style-name="Preformatted_20_Text"><text:s text:c="16"/>if ($this-&gt;_magie &lt; 100) {</text:p>
          <text:p text:style-name="Preformatted_20_Text"><text:s text:c="24"/>// ...</text:p>
          <text:p text:style-name="Preformatted_20_Text"><text:s text:c="16"/>}</text:p>
          <text:p text:style-name="P1"><text:s text:c="8"/>}</text:p>
          <text:p text:style-name="Text_20_body">/!\ : On ne peut redéfinir en PRIVATE une méthode qui était PUBLIC</text:p>
          <text:h text:style-name="Heading_20_2" text:outline-level="2"><text:bookmark text:name="user-content-imposer-des-contraintes"/>Imposer des contraintes</text:h>
          <text:h text:style-name="Heading_20_3" text:outline-level="3"><text:bookmark text:name="user-content-abstraction-des-classes--abstract-class-nomclasse"/>Abstraction des classes : abstract class NomClasse</text:h>
          <text:list xml:id="list1768980762" text:style-name="L22">
            <text:list-item>
              <text:p text:style-name="P39">Permet d'empêcher qu'une classe soit instancier </text:p>
            </text:list-item>
            <text:list-item>
              <text:p text:style-name="P39">Utile si on veut faire de cette classe un modèle sans pour autant l'instancier </text:p>
            </text:list-item>
            <text:list-item>
              <text:p text:style-name="P20">Cette classe aura donc uniquement des enfants </text:p>
            </text:list-item>
          </text:list>
          <text:p text:style-name="Text_20_body"><text:span text:style-name="Emphasis">Exemple :</text:span></text:p>
          <text:p text:style-name="Preformatted_20_Text">&lt;?php </text:p>
          <text:p text:style-name="Preformatted_20_Text"><text:s text:c="8"/>abstract class Personnage // Notre classe Personnage est abstraite</text:p>
          <text:p text:style-name="Preformatted_20_Text"><text:s text:c="8"/>{ /*...*/ }</text:p>
          <text:p text:style-name="Preformatted_20_Text"/>
          <text:p text:style-name="Preformatted_20_Text"><text:s text:c="8"/>class Magicien extends Personnage // Création d'une classe Magicien héritant de la classe Personnage</text:p>
          <text:p text:style-name="Preformatted_20_Text"><text:s text:c="8"/>{ /*...*/}</text:p>
          <text:p text:style-name="Preformatted_20_Text"/>
          <text:p text:style-name="Preformatted_20_Text"><text:s text:c="8"/>$magicien = new Magicien(); // Tout va bien, la classe Magicien n'est pas abstraite.</text:p>
          <text:p text:style-name="P1"><text:s text:c="8"/>$perso = new Personnage(); // Erreur fatale car on instancie une classe abstraite.</text:p>
          <text:h text:style-name="Heading_20_3" text:outline-level="3"><text:bookmark text:name="user-content-abstraction-dune-méthode-abstract-public-function-nomfonction"/><text:soft-page-break/>Abstraction d'une méthode: abstract public function nomFonction</text:h>
          <text:list xml:id="list3745392320" text:style-name="L23">
            <text:list-item>
              <text:p text:style-name="P21">Pour qu'une méthode soit abstraite il faut que la classe elle même soit abstraite </text:p>
            </text:list-item>
          </text:list>
          <text:h text:style-name="Heading_20_2" text:outline-level="2"><text:bookmark text:name="user-content-classes-finales--final-class-nomclass"/>Classes finales : final class NomClass</text:h>
          <text:list xml:id="list3636800656" text:style-name="L24">
            <text:list-item>
              <text:p text:style-name="P22">Il ne pourra <text:span text:style-name="Strong_20_Emphasis">pas avoir de classe héritant</text:span> de la classe Final </text:p>
            </text:list-item>
          </text:list>
          <text:h text:style-name="Heading_20_2" text:outline-level="2"><text:bookmark text:name="user-content-méthodes-finales--final-public-function-nomfonction"/>Méthodes finales : final public function nomFonction</text:h>
          <text:list xml:id="list1320336550" text:style-name="L25">
            <text:list-item>
              <text:p text:style-name="P23">Les classes enfants ne pourront <text:span text:style-name="Strong_20_Emphasis">pas redéfinir la méthode</text:span> </text:p>
            </text:list-item>
          </text:list>
          <text:h text:style-name="Heading_20_2" text:outline-level="2"><text:bookmark text:name="user-content-accèder-aux-attributs-et-méthodes-sans-instancier--public-static-méthodeattribut"/>Accèder aux attributs et méthodes sans instancier : public STATIC méthode/attribut</text:h>
          <text:list xml:id="list4201908899" text:style-name="L26">
            <text:list-item>
              <text:p text:style-name="P24">Permet d'accèder à un attribut ou une méthode sans instancier </text:p>
            </text:list-item>
          </text:list>
          <text:p text:style-name="Text_20_body"><text:span text:style-name="Emphasis">Exemple :</text:span></text:p>
          <text:p text:style-name="Preformatted_20_Text">&lt;?php</text:p>
          <text:p text:style-name="Preformatted_20_Text"><text:s text:c="4"/>class King {</text:p>
          <text:p text:style-name="Preformatted_20_Text"><text:s text:c="8"/>public static function proclaim() {</text:p>
          <text:p text:style-name="Preformatted_20_Text"><text:s text:c="12"/>echo "A kingly proclamation!";</text:p>
          <text:p text:style-name="Preformatted_20_Text"><text:s text:c="8"/>}</text:p>
          <text:p text:style-name="Preformatted_20_Text"><text:s text:c="4"/>}</text:p>
          <text:p text:style-name="Preformatted_20_Text"><text:s text:c="4"/></text:p>
          <text:p text:style-name="P1"><text:s text:c="4"/>King::proClaim(); // Fait appel à la méthode proClaim()</text:p>
          <text:h text:style-name="Heading_20_1" text:outline-level="1"><text:bookmark text:name="user-content-ressources-"/>Ressources :</text:h>
          <text:p text:style-name="Text_20_body"><text:a xlink:type="simple" xlink:href="http://www.logicbig.com/tutorials/misc/php/php-oop-cheat-sheet/" text:style-name="Internet_20_link" text:visited-style-name="Visited_20_Internet_20_Link">Mémo POO</text:a></text:p>
          <text:h text:style-name="Heading_20_1" text:outline-level="1"><text:bookmark text:name="user-content-poo--point-commun"/>POO : point commun</text:h>
          <text:h text:style-name="Heading_20_2" text:outline-level="2"><text:bookmark text:name="user-content-static"/>Static</text:h>
          <text:list xml:id="list4022175022" text:style-name="L27">
            <text:list-item>
              <text:p text:style-name="P40">Permet d'appeler les méthodes et attributs Static sans les instancier </text:p>
            </text:list-item>
            <text:list-item>
              <text:p text:style-name="P25">Simplifie la vie : exécute la méthode sans créer l'objet </text:p>
            </text:list-item>
          </text:list>
          <text:p text:style-name="Preformatted_20_Text">&lt;?php </text:p>
          <text:p text:style-name="Preformatted_20_Text"><text:s text:c="8"/>class Boisson </text:p>
          <text:p text:style-name="Preformatted_20_Text"><text:s text:c="8"/>{</text:p>
          <text:p text:style-name="Preformatted_20_Text"><text:s text:c="16"/>public static function find($id)</text:p>
          <text:p text:style-name="Preformatted_20_Text"><text:s text:c="16"/>{</text:p>
          <text:p text:style-name="Preformatted_20_Text"><text:s text:c="24"/>//en SQL SELECT FROM Boissons WHERE id = $id;</text:p>
          <text:p text:style-name="Preformatted_20_Text"><text:s text:c="24"/>return ...;</text:p>
          <text:p text:style-name="Preformatted_20_Text"><text:s text:c="16"/>}</text:p>
          <text:p text:style-name="Preformatted_20_Text"><text:s text:c="8"/>}</text:p>
          <text:p text:style-name="Preformatted_20_Text"><text:s text:c="8"/></text:p>
          <text:p text:style-name="P1"><text:s text:c="8"/>Boisson::find(12) ; // Affiche l'objet boisson dont l'id est 12 sans même créer une instance</text:p>
          <text:h text:style-name="Heading_20_2" text:outline-level="2"><text:bookmark text:name="user-content-accèder-à-des-attributs-ou-méthodes"/><text:soft-page-break/>Accèder à des attributs ou méthodes</text:h>
          <text:p text:style-name="Text_20_body">$instance-&gt;attribut(qui est également une instance)-&gt;attribut</text:p>
          <text:h text:style-name="Heading_20_2" text:outline-level="2"><text:bookmark text:name="user-content-héritage--class-classeenfant-extends-classeparent"/>Héritage : class ClasseEnfant extends ClasseParent</text:h>
          <text:list xml:id="list2805737452" text:style-name="L28">
            <text:list-item>
              <text:p text:style-name="P26">Récupère tous les attributs et méthodes (sauf les privés) </text:p>
            </text:list-item>
          </text:list>
          <text:h text:style-name="Heading_20_2" text:outline-level="2"><text:bookmark text:name="user-content-self"/>self::</text:h>
          <text:list xml:id="list337201442" text:style-name="L29">
            <text:list-item>
              <text:p text:style-name="P27">Dans les méthodes normales on utilise $this</text:p>
            </text:list-item>
            <text:list-item>
              <text:p text:style-name="P27">Dans les méthodes statics on utilise self::</text:p>
            </text:list-item>
          </text:list>
          <text:p text:style-name="Preformatted_20_Text">&lt;?php </text:p>
          <text:p text:style-name="Preformatted_20_Text"><text:s text:c="8"/>class Math </text:p>
          <text:p text:style-name="Preformatted_20_Text"><text:s text:c="8"/>{</text:p>
          <text:p text:style-name="Preformatted_20_Text"><text:s text:c="16"/>const q = 1 ; //si cet attribut n'était pas static, la fonction suivante ne fonctionnerait pas</text:p>
          <text:p text:style-name="Preformatted_20_Text"/>
          <text:p text:style-name="Preformatted_20_Text"><text:s text:c="16"/>public static function sommeQ ($a, $b)</text:p>
          <text:p text:style-name="Preformatted_20_Text"><text:s text:c="16"/>{</text:p>
          <text:p text:style-name="Preformatted_20_Text"><text:s text:c="24"/>return $a + $b + self::q</text:p>
          <text:p text:style-name="Preformatted_20_Text"><text:s text:c="16"/>}</text:p>
          <text:p text:style-name="Preformatted_20_Text"/>
          <text:p text:style-name="Preformatted_20_Text"><text:s text:c="16"/>Math::sommeQ(1 , 12); //Affichera 14</text:p>
          <text:p text:style-name="P1"><text:s text:c="8"/>}</text:p>
          <text:p text:style-name="Text_20_body"><text:span text:style-name="Emphasis">self:: est peu utilisé</text:span></text:p>
        </text:section>
      </text:section>
      <text:p text:style-name="Text_20_body"><office:annotation><dc:date>2018-01-29T16:44:33.298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4:28.545000000</meta:creation-date>
    <dc:date>2018-01-29T16:45:07.527000000</dc:date>
    <meta:editing-duration>PT39S</meta:editing-duration>
    <meta:editing-cycles>1</meta:editing-cycles>
    <meta:document-statistic meta:table-count="0" meta:image-count="0" meta:object-count="0" meta:page-count="8" meta:paragraph-count="275" meta:word-count="1495" meta:character-count="10747" meta:non-whitespace-character-count="7946"/>
    <meta:generator>LibreOffice/5.4.1.2$Windows_X86_64 LibreOffice_project/ea7cb86e6eeb2bf3a5af73a8f7777ac570321527</meta:generator>
  </office:meta>
</office:document-meta>
</file>